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267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2">
      <style:graphic-properties draw:stroke="solid" svg:stroke-width="0.106cm" svg:stroke-color="#000000" draw:stroke-linejoin="miter" draw:fill="solid" draw:fill-color="#ffff99" draw:fill-gradient-name="Gradient_20_1" draw:textarea-horizontal-align="justify" draw:textarea-vertical-align="top" draw:auto-grow-height="true" fo:min-height="2.236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2">
      <style:graphic-properties draw:stroke="solid" svg:stroke-width="0.106cm" svg:stroke-color="#000000" draw:stroke-linejoin="miter" draw:fill="solid" draw:fill-color="#cccc00" draw:fill-gradient-name="Gradient_20_1" draw:textarea-horizontal-align="justify" draw:textarea-vertical-align="top" draw:auto-grow-height="true" fo:min-height="1.458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solid" svg:stroke-width="0.106cm" svg:stroke-color="#000000" draw:stroke-linejoin="miter" draw:fill="solid" draw:fill-color="#ff8080" draw:fill-gradient-name="Gradient_20_1" draw:textarea-horizontal-align="justify" draw:textarea-vertical-align="top" draw:auto-grow-height="true" fo:min-height="1.527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8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9" style:family="graphic" style:parent-style-name="standard" style:list-style-name="L2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375cm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 style:list-style-name="L2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373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 style:list-style-name="L2">
      <style:graphic-properties draw:stroke="solid" svg:stroke-width="0.106cm" svg:stroke-color="#000000" draw:stroke-linejoin="miter" draw:fill="solid" draw:fill-color="#e6ff00" draw:fill-gradient-name="Gradient_20_1" draw:textarea-horizontal-align="justify" draw:textarea-vertical-align="top" draw:auto-grow-height="true" fo:min-height="2.329cm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margin-top="0.308cm" fo:margin-bottom="0cm" fo:line-height="150%" fo:text-align="center" fo:text-indent="0cm"/>
    </style:style>
    <style:style style:name="P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4" style:family="paragraph">
      <style:paragraph-properties fo:text-align="center"/>
    </style:style>
    <style:style style:name="T1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yangdiff components" draw:style-name="dp1" draw:master-page-name="Default">
        <office:forms form:automatic-focus="false" form:apply-design-mode="false"/>
        <draw:custom-shape draw:style-name="gr1" draw:text-style-name="P2" draw:layer="layout" svg:width="9.366cm" svg:height="7.527cm" svg:x="7.333cm" svg:y="5.748cm">
          <text:p text:style-name="P1"><text:span text:style-name="T1">yangdiff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.94cm" svg:height="2.496cm" svg:x="2.544cm" svg:y="6.868cm">
          <text:p text:style-name="P1"><text:span text:style-name="T2">old</text:span><text:span text:style-name="T2"><text:line-break/></text:span><text:span text:style-name="T2">modules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13cm" svg:height="2.069cm" svg:x="7.937cm" svg:y="10.638cm">
          <text:p text:style-name="P1"><text:span text:style-name="T2">parser</text:span><text:span text:style-name="T2"><text:line-break/></text:span><text:span text:style-name="T2">validator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66cm" svg:height="1.718cm" svg:x="7.891cm" svg:y="7.461cm">
          <text:p text:style-name="P1"><text:span text:style-name="T2">object tree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" draw:layer="layout" svg:width="8.406cm" svg:height="1.267cm" svg:x="6.981cm" svg:y="3.456cm">
          <draw:text-box>
            <text:p>YANG model compare</text:p>
          </draw:text-box>
        </draw:frame>
        <draw:custom-shape draw:style-name="gr6" draw:text-style-name="P3" draw:layer="layout" svg:width="3.164cm" svg:height="1.787cm" svg:x="12.842cm" svg:y="10.558cm">
          <text:p text:style-name="P1"><text:span text:style-name="T2">reports</text:span></text:p>
          <draw:enhanced-geometry svg:viewBox="0 0 21600 21600" draw:type="mso-spt202" draw:enhanced-path="M 0 0 L 21600 0 21600 21600 0 21600 0 0 Z N"/>
        </draw:custom-shape>
        <draw:line draw:style-name="gr7" draw:layer="layout" svg:x1="9.82cm" svg:y1="9.193cm" svg:x2="9.819cm" svg:y2="10.499cm">
          <text:p/>
        </draw:line>
        <draw:line draw:style-name="gr8" draw:layer="layout" svg:x1="11.468cm" svg:y1="8.267cm" svg:x2="12.734cm" svg:y2="8.259cm">
          <text:p/>
        </draw:line>
        <draw:custom-shape draw:style-name="gr9" draw:text-style-name="P3" draw:layer="layout" svg:width="3.164cm" svg:height="1.635cm" svg:x="12.694cm" svg:y="7.515cm">
          <text:p text:style-name="P1"><text:span text:style-name="T2">compare</text:span></text:p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1.187cm" svg:height="0.891cm" svg:x="5.982cm" svg:y="8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.088cm" svg:height="10.707cm" svg:x="17.111cm" svg:y="4.1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layer="layout" svg:x1="11.468cm" svg:y1="8.267cm" svg:x2="12.734cm" svg:y2="8.259cm">
          <text:p/>
        </draw:line>
        <draw:line draw:style-name="gr8" draw:layer="layout" svg:x1="11.468cm" svg:y1="8.267cm" svg:x2="12.734cm" svg:y2="8.259cm">
          <text:p/>
        </draw:line>
        <draw:custom-shape draw:style-name="gr12" draw:text-style-name="P2" draw:layer="layout" svg:width="4.366cm" svg:height="1.633cm" svg:x="18.503cm" svg:y="10.146cm">
          <text:p text:style-name="P1"><text:span text:style-name="T1">revision-stmt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4.084cm" svg:height="1.483cm" svg:x="18.578cm" svg:y="7.575cm">
          <text:p text:style-name="P1"><text:span text:style-name="T1">diff report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.94cm" svg:height="2.589cm" svg:x="2.705cm" svg:y="10.226cm">
          <text:p text:style-name="P1"><text:span text:style-name="T2">new</text:span><text:span text:style-name="T2"><text:line-break/></text:span><text:span text:style-name="T2">modules</text:span></text:p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1.187cm" svg:height="0.891cm" svg:x="5.914cm" svg:y="10.9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" draw:layer="layout" svg:x1="14.333cm" svg:y1="9.248cm" svg:x2="14.333cm" svg:y2="10.606cm">
          <text:p/>
        </draw:lin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3-27T11:47:10</dc:date>
    <meta:print-date>2000-12-09T21:37:10</meta:print-date>
    <meta:editing-cycles>611</meta:editing-cycles>
    <meta:editing-duration>PT202H49M05S</meta:editing-duration>
    <meta:generator>OpenOffice.org/3.1$Unix OpenOffice.org_project/310m19$Build-9420</meta:generator>
    <dc:creator>Andy Bierman</dc:cre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